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43a7" officeooo:paragraph-rsid="000243a7"/>
    </style:style>
    <style:style style:name="P2" style:family="paragraph" style:parent-style-name="Preformatted_20_Text">
      <style:text-properties officeooo:rsid="000243a7"/>
    </style:style>
    <style:style style:name="P3" style:family="paragraph" style:parent-style-name="Preformatted_20_Text">
      <style:text-properties style:font-name="Liberation Mono" fo:font-size="8pt" style:font-size-asian="8pt" style:font-size-complex="8pt"/>
    </style:style>
    <style:style style:name="P4" style:family="paragraph" style:parent-style-name="Text_20_body">
      <style:text-properties officeooo:rsid="0004507e" officeooo:paragraph-rsid="0004507e"/>
    </style:style>
    <style:style style:name="P5" style:family="paragraph" style:parent-style-name="Text_20_body">
      <style:text-properties officeooo:rsid="0004507e" officeooo:paragraph-rsid="0004ba4c"/>
    </style:style>
    <style:style style:name="P6" style:family="paragraph" style:parent-style-name="Text_20_body">
      <style:text-properties officeooo:rsid="00048ab8" officeooo:paragraph-rsid="00048ab8"/>
    </style:style>
    <style:style style:name="P7" style:family="paragraph" style:parent-style-name="Text_20_body">
      <style:text-properties officeooo:paragraph-rsid="00048ab8"/>
    </style:style>
    <style:style style:name="P8" style:family="paragraph" style:parent-style-name="Text_20_body">
      <style:text-properties officeooo:paragraph-rsid="0004ba4c"/>
    </style:style>
    <style:style style:name="P9" style:family="paragraph" style:parent-style-name="Text_20_body">
      <style:text-properties officeooo:rsid="0004ba4c" officeooo:paragraph-rsid="0004ba4c"/>
    </style:style>
    <style:style style:name="P10" style:family="paragraph" style:parent-style-name="Heading">
      <style:text-properties officeooo:rsid="001376bc" officeooo:paragraph-rsid="001376bc"/>
    </style:style>
    <style:style style:name="P11" style:family="paragraph" style:parent-style-name="Heading_20_1">
      <style:text-properties officeooo:rsid="00066af1" officeooo:paragraph-rsid="00066af1"/>
    </style:style>
    <style:style style:name="P12" style:family="paragraph" style:parent-style-name="Heading_20_2">
      <style:text-properties officeooo:rsid="001376bc" officeooo:paragraph-rsid="001376bc"/>
    </style:style>
    <style:style style:name="P13" style:family="paragraph" style:parent-style-name="Preformatted_20_Text">
      <style:text-properties officeooo:paragraph-rsid="001a508a"/>
    </style:style>
    <style:style style:name="P14" style:family="paragraph" style:parent-style-name="Preformatted_20_Text">
      <style:text-properties officeooo:paragraph-rsid="001ce2e1"/>
    </style:style>
    <style:style style:name="P15" style:family="paragraph" style:parent-style-name="Standard">
      <loext:graphic-properties draw:fill="solid" draw:fill-color="#ffffff"/>
      <style:paragraph-properties fo:background-color="#ffffff" fo:padding="0in" fo:border="none" style:shadow="none"/>
    </style:style>
    <style:style style:name="P16" style:family="paragraph" style:parent-style-name="Standard">
      <style:text-properties officeooo:rsid="0017bc15" officeooo:paragraph-rsid="0017bc15"/>
    </style:style>
    <style:style style:name="P17" style:family="paragraph" style:parent-style-name="Standard">
      <style:text-properties officeooo:rsid="0018af6e" officeooo:paragraph-rsid="0018af6e"/>
    </style:style>
    <style:style style:name="P18" style:family="paragraph" style:parent-style-name="Standard">
      <style:text-properties officeooo:rsid="001ce2e1" officeooo:paragraph-rsid="001ce2e1"/>
    </style:style>
    <style:style style:name="P19" style:family="paragraph" style:parent-style-name="Text_20_body">
      <style:text-properties officeooo:rsid="000243a7" officeooo:paragraph-rsid="000243a7"/>
    </style:style>
    <style:style style:name="P20" style:family="paragraph" style:parent-style-name="Text_20_body">
      <style:text-properties officeooo:rsid="00066af1" officeooo:paragraph-rsid="001e118c"/>
    </style:style>
    <style:style style:name="P21" style:family="paragraph" style:parent-style-name="Text_20_body">
      <style:text-properties officeooo:rsid="0007f83c" officeooo:paragraph-rsid="0007f83c"/>
    </style:style>
    <style:style style:name="P22" style:family="paragraph" style:parent-style-name="Text_20_body">
      <style:text-properties officeooo:rsid="0007f83c" officeooo:paragraph-rsid="000c85f6"/>
    </style:style>
    <style:style style:name="P23" style:family="paragraph" style:parent-style-name="Text_20_body">
      <style:text-properties officeooo:rsid="00125bd6" officeooo:paragraph-rsid="00125bd6"/>
    </style:style>
    <style:style style:name="P24" style:family="paragraph" style:parent-style-name="Text_20_body" style:list-style-name="L3">
      <style:text-properties officeooo:rsid="00125bd6" officeooo:paragraph-rsid="00125bd6"/>
    </style:style>
    <style:style style:name="P25" style:family="paragraph" style:parent-style-name="Text_20_body" style:list-style-name="L3">
      <style:text-properties officeooo:paragraph-rsid="00132e23"/>
    </style:style>
    <style:style style:name="P26" style:family="paragraph" style:parent-style-name="Text_20_body" style:list-style-name="L3">
      <style:text-properties officeooo:rsid="00132e23" officeooo:paragraph-rsid="00132e23"/>
    </style:style>
    <style:style style:name="P27" style:family="paragraph" style:parent-style-name="Text_20_body">
      <style:text-properties fo:font-style="italic" officeooo:rsid="00132e23" officeooo:paragraph-rsid="00132e23" style:font-style-asian="italic" style:font-style-complex="italic"/>
    </style:style>
    <style:style style:name="P28" style:family="paragraph" style:parent-style-name="Text_20_body">
      <style:text-properties fo:font-style="italic" fo:font-weight="bold" officeooo:rsid="0018af6e" officeooo:paragraph-rsid="0018af6e" style:font-style-asian="italic" style:font-weight-asian="bold" style:font-style-complex="italic" style:font-weight-complex="bold"/>
    </style:style>
    <style:style style:name="P29" style:family="paragraph" style:parent-style-name="Text_20_body">
      <style:text-properties fo:font-style="italic" fo:font-weight="bold" officeooo:rsid="0017bc15" officeooo:paragraph-rsid="0017bc15" style:font-style-asian="italic" style:font-weight-asian="bold" style:font-style-complex="italic" style:font-weight-complex="bold"/>
    </style:style>
    <style:style style:name="P30" style:family="paragraph" style:parent-style-name="Text_20_body">
      <style:text-properties officeooo:rsid="001376bc" officeooo:paragraph-rsid="001376bc"/>
    </style:style>
    <style:style style:name="P31" style:family="paragraph" style:parent-style-name="Text_20_body">
      <style:text-properties officeooo:rsid="0017bc15" officeooo:paragraph-rsid="0017bc15"/>
    </style:style>
    <style:style style:name="P32" style:family="paragraph" style:parent-style-name="Text_20_body">
      <style:text-properties officeooo:rsid="0018af6e" officeooo:paragraph-rsid="001a508a"/>
    </style:style>
    <style:style style:name="P33" style:family="paragraph" style:parent-style-name="Text_20_body">
      <style:text-properties officeooo:rsid="001bee2f" officeooo:paragraph-rsid="001bee2f"/>
    </style:style>
    <style:style style:name="P34" style:family="paragraph" style:parent-style-name="Text_20_body">
      <style:text-properties officeooo:rsid="001e118c" officeooo:paragraph-rsid="001e118c"/>
    </style:style>
    <style:style style:name="P35" style:family="paragraph" style:parent-style-name="Text_20_body">
      <style:text-properties officeooo:paragraph-rsid="00200450"/>
    </style:style>
    <style:style style:name="T1" style:family="text">
      <style:text-properties officeooo:rsid="000243a7"/>
    </style:style>
    <style:style style:name="T2" style:family="text">
      <style:text-properties fo:font-style="italic" style:font-style-asian="italic" style:font-style-complex="italic"/>
    </style:style>
    <style:style style:name="T3" style:family="text">
      <style:text-properties fo:font-style="italic" officeooo:rsid="00048ab8" style:font-style-asian="italic" style:font-style-complex="italic"/>
    </style:style>
    <style:style style:name="T4" style:family="text">
      <style:text-properties fo:font-style="italic" officeooo:rsid="00132e23" style:font-style-asian="italic" style:font-style-complex="italic"/>
    </style:style>
    <style:style style:name="T5" style:family="text">
      <style:text-properties fo:font-style="italic" officeooo:rsid="0014269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048ab8" style:font-style-asian="normal" style:font-style-complex="normal"/>
    </style:style>
    <style:style style:name="T9" style:family="text">
      <style:text-properties fo:font-style="normal" officeooo:rsid="000eb2cd" style:font-style-asian="normal" style:font-style-complex="normal"/>
    </style:style>
    <style:style style:name="T10" style:family="text">
      <style:text-properties fo:font-style="normal" officeooo:rsid="00132e23" style:font-style-asian="normal" style:font-style-complex="normal"/>
    </style:style>
    <style:style style:name="T11" style:family="text">
      <style:text-properties fo:font-style="normal" officeooo:rsid="00125bd6" style:font-style-asian="normal" style:font-style-complex="normal"/>
    </style:style>
    <style:style style:name="T12" style:family="text">
      <style:text-properties fo:font-style="normal" officeooo:rsid="00142695" style:font-style-asian="normal" style:font-style-complex="normal"/>
    </style:style>
    <style:style style:name="T13" style:family="text">
      <style:text-properties fo:font-style="normal" officeooo:rsid="0015e77a" style:font-style-asian="normal" style:font-style-complex="normal"/>
    </style:style>
    <style:style style:name="T14" style:family="text">
      <style:text-properties fo:font-style="normal" officeooo:rsid="0016afca" style:font-style-asian="normal" style:font-style-complex="normal"/>
    </style:style>
    <style:style style:name="T15" style:family="text">
      <style:text-properties fo:font-style="normal" officeooo:rsid="001e118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2e80d" style:font-style-asian="normal" style:font-weight-asian="normal" style:font-style-complex="normal" style:font-weight-complex="normal"/>
    </style:style>
    <style:style style:name="T18" style:family="text">
      <style:text-properties fo:font-style="normal" fo:font-weight="normal" officeooo:rsid="0015e77a" style:font-style-asian="normal" style:font-weight-asian="normal" style:font-style-complex="normal" style:font-weight-complex="normal"/>
    </style:style>
    <style:style style:name="T19" style:family="text">
      <style:text-properties fo:font-style="normal" fo:font-weight="normal" officeooo:rsid="0018af6e" style:font-style-asian="normal" style:font-weight-asian="normal" style:font-style-complex="normal" style:font-weight-complex="normal"/>
    </style:style>
    <style:style style:name="T20" style:family="text">
      <style:text-properties fo:font-style="normal" fo:font-weight="normal" officeooo:rsid="001a508a" style:font-style-asian="normal" style:font-weight-asian="normal" style:font-style-complex="normal" style:font-weight-complex="normal"/>
    </style:style>
    <style:style style:name="T21" style:family="text">
      <style:text-properties fo:font-style="normal" fo:font-weight="normal" officeooo:rsid="001bee2f" style:font-style-asian="normal" style:font-weight-asian="normal" style:font-style-complex="normal" style:font-weight-complex="normal"/>
    </style:style>
    <style:style style:name="T22" style:family="text">
      <style:text-properties fo:font-style="normal" fo:font-weight="normal" officeooo:rsid="00171e34" style:font-style-asian="normal" style:font-weight-asian="normal" style:font-style-complex="normal" style:font-weight-complex="normal"/>
    </style:style>
    <style:style style:name="T23" style:family="text">
      <style:text-properties fo:font-style="normal" fo:font-weight="normal" officeooo:rsid="00200450" style:font-style-asian="normal" style:font-weight-asian="normal" style:font-style-complex="normal" style:font-weight-complex="normal"/>
    </style:style>
    <style:style style:name="T24" style:family="text">
      <style:text-properties fo:font-style="normal" fo:font-weight="bold" officeooo:rsid="00200450" style:font-style-asian="normal" style:font-weight-asian="bold" style:font-style-complex="normal" style:font-weight-complex="bold"/>
    </style:style>
    <style:style style:name="T25" style:family="text">
      <style:text-properties officeooo:rsid="0002e80d"/>
    </style:style>
    <style:style style:name="T26" style:family="text">
      <style:text-properties fo:color="#080808" loext:opacity="100%" style:font-name="JetBrains Mono" fo:font-size="11.5pt" fo:font-style="normal" fo:font-weight="normal" style:font-size-asian="11.5pt" style:font-style-asian="normal" style:font-weight-asian="normal"/>
    </style:style>
    <style:style style:name="T27" style:family="text">
      <style:text-properties fo:color="#080808" loext:opacity="100%" style:font-name="JetBrains Mono" fo:font-size="11.5pt" fo:font-style="normal" fo:font-weight="normal" style:font-size-asian="11.5pt" style:font-style-asian="normal" style:font-weight-asian="normal"/>
    </style:style>
    <style:style style:name="T28" style:family="text">
      <style:text-properties fo:color="#080808" loext:opacity="100%" fo:font-size="11.5pt" style:font-size-asian="11.5pt"/>
    </style:style>
    <style:style style:name="T29" style:family="text">
      <style:text-properties fo:color="#080808" loext:opacity="100%" fo:font-style="normal" fo:font-weight="normal" style:font-style-asian="normal" style:font-weight-asian="normal"/>
    </style:style>
    <style:style style:name="T30" style:family="text">
      <style:text-properties fo:color="#080808" loext:opacity="100%" fo:font-style="normal" fo:font-weight="normal" style:font-style-asian="normal" style:font-weight-asian="normal" style:font-style-complex="normal" style:font-weight-complex="normal"/>
    </style:style>
    <style:style style:name="T31" style:family="text">
      <style:text-properties fo:color="#080808" loext:opacity="100%" style:font-name="Liberation Mono" fo:font-size="8pt" fo:font-style="normal" fo:font-weight="normal" style:font-size-asian="8pt" style:font-style-asian="normal" style:font-weight-asian="normal" style:font-size-complex="8pt"/>
    </style:style>
    <style:style style:name="T32" style:family="text">
      <style:text-properties officeooo:rsid="0004507e"/>
    </style:style>
    <style:style style:name="T33" style:family="text">
      <style:text-properties officeooo:rsid="00048ab8"/>
    </style:style>
    <style:style style:name="T34" style:family="text">
      <style:text-properties officeooo:rsid="0004ba4c"/>
    </style:style>
    <style:style style:name="T35" style:family="text">
      <style:text-properties officeooo:rsid="00053769"/>
    </style:style>
    <style:style style:name="T36" style:family="text">
      <style:text-properties officeooo:rsid="000c85f6"/>
    </style:style>
    <style:style style:name="T37" style:family="text">
      <style:text-properties officeooo:rsid="000eb2cd"/>
    </style:style>
    <style:style style:name="T38" style:family="text">
      <style:text-properties officeooo:rsid="00132e23"/>
    </style:style>
    <style:style style:name="T39" style:family="text">
      <style:text-properties style:font-name="Liberation Serif"/>
    </style:style>
    <style:style style:name="T40" style:family="text">
      <style:text-properties style:font-name="Liberation Serif" officeooo:rsid="00132e23"/>
    </style:style>
    <style:style style:name="T41" style:family="text">
      <style:text-properties style:font-name="Liberation Serif" fo:font-weight="bold" officeooo:rsid="00132e23" style:font-weight-asian="bold" style:font-weight-complex="bold"/>
    </style:style>
    <style:style style:name="T42" style:family="text">
      <style:text-properties style:font-name="Liberation Serif" fo:font-style="normal" officeooo:rsid="00132e23" style:font-style-asian="normal" style:font-style-complex="normal"/>
    </style:style>
    <style:style style:name="T43" style:family="text">
      <style:text-properties officeooo:rsid="00142695"/>
    </style:style>
    <style:style style:name="T44" style:family="text">
      <style:text-properties style:font-name="Liberation Mono" fo:font-style="normal" fo:font-weight="bold" officeooo:rsid="00200450" style:font-style-asian="normal" style:font-weight-asian="bold" style:font-style-complex="normal" style:font-weight-complex="bold"/>
    </style:style>
    <style:style style:name="T45" style:family="text">
      <style:text-properties style:font-name="Liberation Mono" fo:font-size="10pt" fo:font-style="normal" fo:font-weight="bold" officeooo:rsid="0015e77a" style:font-size-asian="10pt" style:font-style-asian="normal" style:font-weight-asian="bold" style:font-size-complex="10pt" style:font-style-complex="normal" style:font-weight-complex="bold"/>
    </style:style>
    <style:style style:name="T46" style:family="text">
      <style:text-properties style:font-name="Liberation Mono" fo:font-size="10pt" fo:font-style="normal" fo:font-weight="bold" officeooo:rsid="001a508a" style:font-size-asian="10pt" style:font-style-asian="normal" style:font-weight-asian="bold" style:font-size-complex="10pt" style:font-style-complex="normal" style:font-weight-complex="bold"/>
    </style:style>
    <style:style style:name="T47" style:family="text">
      <style:text-properties style:font-name="Liberation Mono" fo:font-size="10pt" fo:font-style="normal" fo:font-weight="bold" officeooo:rsid="001bee2f" style:font-size-asian="10pt" style:font-style-asian="normal" style:font-weight-asian="bold" style:font-size-complex="10pt" style:font-style-complex="normal" style:font-weight-complex="bold"/>
    </style:style>
    <style:style style:name="T48" style:family="text">
      <style:text-properties style:font-name="Liberation Mono" fo:font-size="10pt" fo:font-style="normal" fo:font-weight="bold" officeooo:rsid="00200450" style:font-size-asian="10pt" style:font-style-asian="normal" style:font-weight-asian="bold" style:font-size-complex="10pt" style:font-style-complex="normal" style:font-weight-complex="bold"/>
    </style:style>
    <style:style style:name="T49" style:family="text">
      <style:text-properties style:font-name="Liberation Mono" fo:font-size="10pt" fo:font-weight="bold" officeooo:rsid="001a508a" style:font-size-asian="10pt" style:font-weight-asian="bold" style:font-size-complex="10pt" style:font-weight-complex="bold"/>
    </style:style>
    <style:style style:name="T50" style:family="text">
      <style:text-properties officeooo:rsid="0017bc15"/>
    </style:style>
    <style:style style:name="T51" style:family="text">
      <style:text-properties fo:color="#000000" loext:opacity="100%" style:font-name="Courier" fo:font-size="10.5pt" fo:font-weight="bold" style:font-size-asian="10.5pt" style:font-weight-asian="bold"/>
    </style:style>
    <style:style style:name="T52" style:family="text">
      <style:text-properties fo:color="#000000" loext:opacity="100%" style:font-name="Courier" fo:font-size="10.5pt" fo:font-style="normal" fo:font-weight="bold" style:font-size-asian="10.5pt" style:font-style-asian="normal" style:font-weight-asian="bold"/>
    </style:style>
    <style:style style:name="T53" style:family="text">
      <style:text-properties officeooo:rsid="001a508a"/>
    </style:style>
    <style:style style:name="T54" style:family="text">
      <style:text-properties officeooo:rsid="001bee2f"/>
    </style:style>
    <style:style style:name="T55" style:family="text">
      <style:text-properties officeooo:rsid="001ce2e1"/>
    </style:style>
    <style:style style:name="T56" style:family="text">
      <style:text-properties officeooo:rsid="001e118c"/>
    </style:style>
    <style:style style:name="T57" style:family="text">
      <style:text-properties officeooo:rsid="0020bd5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OA4MP as a <text:span text:style-name="T35">Dedicated</text:span> Token Issuer</text:p>
      <text:h text:style-name="P11" text:outline-level="1">Overview</text:h>
      <text:p text:style-name="P20">In this case, you have a possibly existing service that you want to start issuing tokens. <text:span text:style-name="T37">The contract for </text:span><text:span text:style-name="T56">your DTI (</text:span><text:span text:style-name="T35">Dedicated</text:span><text:span text:style-name="T1"> Token Issuer</text:span><text:span text:style-name="T56">)</text:span><text:span text:style-name="T37"> is that it gets requests from clients and it issues the tokens from OA4MP, which then have the entire abilities of any other OA4MP flow, such as refreshing or exchanging tokens, querying user information etc. </text:span>OA4MP may be completely hidden from users <text:span text:style-name="T37">if the </text:span><text:span text:style-name="T56">DTI</text:span><text:span text:style-name="T37"> service so desire</text:span><text:span text:style-name="T56">s</text:span><text:span text:style-name="T37">, by simply intercepting all requests and forwarding them</text:span>. This can give enormous flexibility in use. <text:span text:style-name="T36">A typical case is that a service <text:s/>requires tokens from a trusted issuer to access resources (e.g. computational, data) and, while running on behalf of a user, the user is not available. Think Condor with 10,000 submit nodes that needs files for a single job. The user has started the job, but absolutely cannot manually approve each token. <text:s/></text:span><text:span text:style-name="T56">The DTI then services the requests.</text:span><text:span text:style-name="T36"> </text:span></text:p>
      <text:p text:style-name="Heading">How it works</text:p>
      <text:p text:style-name="P21">The <text:span text:style-name="T56">DTI </text:span><text:span text:style-name="T37">can create standard OA4MP clients with credentials. The clients will make subsequent requests (which may involve using their credentials or signing them, however it is desired). The service </text:span>will make the request <text:span text:style-name="T2">on behalf </text:span>of the user <text:span text:style-name="T36">(and client)</text:span> <text:span text:style-name="T36">for a token</text:span>. E.g. if the user has the option of creating the request on a form at authorization, <text:span text:style-name="T36">or a service has the required parameters to make the request</text:span>. <text:s/>Th<text:span text:style-name="T36">is </text:span>a signed request using <text:span text:style-name="T36">an</text:span> administrative client <text:span text:style-name="T36">is made which </text:span>returns the <text:span text:style-name="T36">tokens which in turn are returned to the requester in the </text:span>response. The client then takes over the flow. </text:p>
      <text:p text:style-name="P22">Note there is a specific trust relation that allows the admin client using a signed RFC 7523 request to do this <text:span text:style-name="T2">without</text:span><text:span text:style-name="T7"> having the keys for the client. The client, however, must sign all subsequent requests with its keys. This means a client can set its own keys and its admin client does not have to manage them. </text:span><text:span text:style-name="T9">All of OA4MP is still there and institutions can have admin clients with their own virtual issuers and clients as well so the topology of such a system may be extremely complex. </text:span></text:p>
      <text:h text:style-name="Heading_20_1" text:outline-level="1"><text:span text:style-name="T9">P</text:span><text:span text:style-name="T7">rerequisites</text:span></text:h>
      <text:p text:style-name="P23"><text:span text:style-name="T7">In order to use this, you must set up your own </text:span><text:span text:style-name="T15">DTI</text:span><text:span text:style-name="T7"> Service <text:s/>which will handle <text:s/>requests from users </text:span><text:span text:style-name="T15">or clients</text:span><text:span text:style-name="T7">. <text:s/>Typically they request will contain scopes, audience requests etc and you AS must handle these. </text:span></text:p>
      <text:list text:style-name="L3">
        <text:list-item>
          <text:p text:style-name="P24"><text:span text:style-name="T7">The </text:span><text:span text:style-name="T15">DTI</text:span><text:span text:style-name="T7"> itself.</text:span></text:p>
        </text:list-item>
        <text:list-item>
          <text:p text:style-name="P24"><text:span text:style-name="T7">The OA4MP server, which will function as the dedicated token service. </text:span></text:p>
        </text:list-item>
        <text:list-item>
          <text:p text:style-name="P25"><text:span text:style-name="T11">An administrative client</text:span><text:span text:style-name="T10">s</text:span><text:span text:style-name="T11"> on the OA4MP server. Th</text:span><text:span text:style-name="T10">ese</text:span><text:span text:style-name="T11"> must have RFC 7523 keys and be set so that </text:span><text:span text:style-name="T10">they</text:span><text:span text:style-name="T11"> can initialize flows. </text:span><text:span text:style-name="T10">By </text:span><text:span text:style-name="T4">initialize a flow </text:span><text:span text:style-name="T10"><text:s/>we mean they make a signed request using RFC7523 </text:span><text:span text:style-name="Source_20_Text"><text:span text:style-name="T42">§2.2</text:span></text:span><text:span text:style-name="T10"> which makes the token request as per RFC7523 </text:span><text:span text:style-name="Source_20_Text"><text:span text:style-name="T39">§</text:span></text:span><text:span text:style-name="Source_20_Text"><text:span text:style-name="T40">2.1. This returns tokens. Note that depending upon the client configuration there are up to 3 tokens for ID, </text:span></text:span><text:soft-page-break/><text:span text:style-name="Source_20_Text"><text:span text:style-name="T40">access and refresh.</text:span></text:span><text:span text:style-name="Source_20_Text"><text:span text:style-name="T10"> </text:span></text:span><text:span text:style-name="Source_20_Text"><text:span text:style-name="T39">The </text:span></text:span><text:span text:style-name="Source_20_Text"><text:span text:style-name="T40">admin client </text:span></text:span><text:span text:style-name="Source_20_Text"><text:span text:style-name="T41">must </text:span></text:span><text:span text:style-name="T38">be the administrator of the requesting client or the request will be rejected.</text:span></text:p>
        </text:list-item>
        <text:list-item>
          <text:p text:style-name="P26"><text:span text:style-name="T7">The client then uses the token and its credentials to make all of the standard requests to the OA4MP service for refresh, exchanges, user info, token introspection etc. </text:span></text:p>
        </text:list-item>
      </text:list>
      <text:p text:style-name="P27"><text:span text:style-name="T7"/></text:p>
      <text:p text:style-name="P19">The essential idea is really simple. <text:span text:style-name="T25"><text:s/></text:span>Create a dedicated client for your service, called a <text:span text:style-name="T6">service client </text:span><text:span text:style-name="T16"><text:s/>which uses </text:span><text:a xlink:type="simple" xlink:href="https://www.rfc-editor.org/rfc/rfc7523#section-2.1" text:style-name="Internet_20_link" text:visited-style-name="Visited_20_Internet_20_Link"><text:span text:style-name="T16">RFC 7523</text:span></text:a><text:span text:style-name="T16"> to communicate to OA4MP via a back channel. <text:s/></text:span><text:span text:style-name="T17">This client only communicates with signed requests. </text:span></text:p>
      <text:h text:style-name="P12" text:outline-level="2"><text:span text:style-name="T56">Ways to show or hide OA4MP</text:span>.</text:h>
      <text:p text:style-name="P30">You have <text:span text:style-name="T56">a DTI</text:span>. It may either broker all requests to OA4MP, effectively hiding it.</text:p>
      <text:p text:style-name="P10">Example: Hiding OA4MP</text:p>
      <text:p text:style-name="P30">Your <text:span text:style-name="T56">DTI</text:span> resides at <text:a xlink:type="simple" xlink:href="https://my_service.xyz.org/authorize" text:style-name="Internet_20_link" text:visited-style-name="Visited_20_Internet_20_Link">https://my_service.xyz.org/authorize</text:a></text:p>
      <text:p text:style-name="P30">OA4MP is (for instance) on the same machine but is restricted to localhost access only. It has endpoints</text:p>
      <text:p text:style-name="P30"><text:a xlink:type="simple" xlink:href="https://localhost:8080/oauth2/token" text:style-name="Internet_20_link" text:visited-style-name="Visited_20_Internet_20_Link">https://localhost:8080/oauth2/token</text:a><text:line-break/><text:a xlink:type="simple" xlink:href="https://localhost:8080/oauth2/refresh" text:style-name="Internet_20_link" text:visited-style-name="Visited_20_Internet_20_Link">https://localhost:8080/oauth2/refresh</text:a><text:line-break/>…</text:p>
      <text:p text:style-name="P30">All requests go to your server. The initial request is serviced by the AS and after that, requests for OA4MP endpoints are simply done by URL rewriting, so</text:p>
      <text:p text:style-name="P30"><text:a xlink:type="simple" xlink:href="https://my_service.xyz.org/authorize" text:style-name="Internet_20_link" text:visited-style-name="Visited_20_Internet_20_Link">https://my_service.xyz.org/r</text:a>efresh?… </text:p>
      <text:p text:style-name="P30">would be converted to </text:p>
      <text:p text:style-name="P30"><text:a xlink:type="simple" xlink:href="https://localhost:8080/oauth2/refresh" text:style-name="Internet_20_link" text:visited-style-name="Visited_20_Internet_20_Link">https://localhost:8080/oauth2/refresh</text:a>?...<text:line-break/></text:p>
      <text:p text:style-name="P30">and the response returned. This does give you the option of processing each request if needed.</text:p>
      <text:p text:style-name="Heading">Example: Coexisting with OA4MP</text:p>
      <text:p text:style-name="P30">In this case, since there is no OA4MP authorized endpoint, you simply deploy your <text:span text:style-name="T56">DTI</text:span> to the standard endpoint, e.g.</text:p>
      <text:p text:style-name="P30"><text:a xlink:type="simple" xlink:href="https://my_service.xyz.org/authorize" text:style-name="Internet_20_link" text:visited-style-name="Visited_20_Internet_20_Link">https://my_service.xyz.org/authorize</text:a> <text:s text:c="2"/><text:tab/>← your service<text:line-break/><text:a xlink:type="simple" xlink:href="https://localhost:8080/oauth2/token" text:style-name="Internet_20_link" text:visited-style-name="Visited_20_Internet_20_Link">https://localhost:8080/oauth2/token</text:a> <text:s text:c="2"/><text:tab/>← OA4MP <text:line-break/><text:a xlink:type="simple" xlink:href="https://localhost:8080/oauth2/refresh" text:style-name="Internet_20_link" text:visited-style-name="Visited_20_Internet_20_Link">https://localhost:8080/oauth2/refresh</text:a> <text:tab/> “<text:tab/>“<text:line-break/>…<text:tab/><text:tab/><text:tab/><text:tab/><text:tab/><text:tab/>“<text:tab/>“</text:p>
      <text:p text:style-name="P34">(Remember that the token endpoint issues tokens, but is also used for <text:span text:style-name="T2">e.g. </text:span><text:span text:style-name="T7">refresh requests, so you still need it.)</text:span></text:p>
      <text:h text:style-name="Heading_20_2" text:outline-level="2"><text:soft-page-break/>Creating the token request to OA4MP</text:h>
      <text:p text:style-name="P30">The details for using RFC7523 are here: <text:a xlink:type="simple" xlink:href="https://oa4mp.org/pdf/rfc7523_intro.pdf" text:style-name="Internet_20_link" text:visited-style-name="Visited_20_Internet_20_Link">https://oa4mp.org/pdf/rfc7523_intro.pdf</text:a>. <text:span text:style-name="T43">The authorization grant is for the administrative client and is signed with its key. The token request is</text:span><text:span text:style-name="T5"> unsigned</text:span><text:span text:style-name="T12"> and </text:span><text:span text:style-name="T14">for the </text:span><text:span text:style-name="T12">client ID, </text:span><text:span text:style-name="T14">hence it </text:span><text:span text:style-name="T12"><text:s/></text:span><text:span text:style-name="T13">has the client identifier set as the issuer (</text:span><text:span text:style-name="T45">iss</text:span><text:span text:style-name="T18"> claim). </text:span><text:span text:style-name="T12">This is because the server should not be storing the client’s credentials and impersonating it, but rather there is a secure trust relationship that allows for initializing a flow. </text:span><text:span text:style-name="T18"><text:s/></text:span></text:p>
      <text:p text:style-name="Heading"><text:span text:style-name="T18">E</text:span><text:span text:style-name="T16">xample</text:span></text:p>
      <text:p text:style-name="P35"><text:span text:style-name="T22">Create the authentication request for the admin client. </text:span><text:span text:style-name="T23">In this case OA4MP is hidden and allows only localhost access with address </text:span><text:span text:style-name="T48">https://localhost:9443/oauth2/token</text:span><text:span text:style-name="T23">. </text:span><text:span text:style-name="T19">This requires the private key for the admin client. <text:s/></text:span><text:span text:style-name="T21">Here the admin client has id <text:s/></text:span><text:span text:style-name="T47">admin:test/vo_1 </text:span><text:s/><text:span text:style-name="T54">and is making the token request on behalf of the client <text:s/></text:span><text:span text:style-name="T47">localhost:test/initialize_flow</text:span>.<text:span text:style-name="T54"> </text:span></text:p>
      <text:p text:style-name="P28">Header:</text:p>
      <text:p text:style-name="Preformatted_20_Text">{"kid":"563054FD9C2E418A","typ":"JWT","alg":"ES256"}</text:p>
      <text:p text:style-name="P33"><text:span text:style-name="T16"/></text:p>
      <text:p text:style-name="P33"><text:span text:style-name="T16">This uses the private key with kid <text:s/>563054FD9C2E418A to sign the request.</text:span></text:p>
      <text:p text:style-name="P28">Payload:</text:p>
      <text:p text:style-name="Preformatted_20_Text">{<text:line-break/> <text:s/>"sub": "admin:test/vo_1",<text:line-break/> <text:s/>"aud": "https://localhost:9443/oauth2/token",<text:line-break/> <text:s/>"iss": "admin:test/vo_1",<text:line-break/> <text:s/>"exp": 1756158978,<text:line-break/> <text:s/>"iat": 1756158078,<text:line-break/> <text:s/>"jti": "admin:test/vo_1/rfc7523/n9b6SlQPoauQ0h_4DmU3UpFptoiglnVJKN7bQxObgwA"<text:line-break/>}<text:line-break/></text:p>
      <text:p text:style-name="P17"><text:span text:style-name="T16"/></text:p>
      <text:p text:style-name="P32"><text:span text:style-name="T16">which results in the signed JWT </text:span><text:span text:style-name="T20">(the </text:span><text:span text:style-name="T46">client_assertion</text:span><text:span text:style-name="T20"> parameter)</text:span><text:span text:style-name="T16">:</text:span></text:p>
      <text:p text:style-name="Preformatted_20_Text">eyJraWQiOiI1NjMwNTRGRDlDMkU0MThBIiwidHlwIjoiSldUIiwiYWxnIjoiR...<text:line-break/></text:p>
      <text:p text:style-name="P31"><text:span text:style-name="T16">Create the token request for the client:</text:span></text:p>
      <text:p text:style-name="P29">Header:</text:p>
      <text:p text:style-name="Preformatted_20_Text">{"typ":"JWT","alg":"none"}</text:p>
      <text:p text:style-name="P31"><text:span text:style-name="T16"/></text:p>
      <text:p text:style-name="P29">Payload:</text:p>
      <text:p text:style-name="P14">{<text:line-break/> "iss": "localhost:test/initialize_flow",<text:line-break/> "sub": "jeff",<text:line-break/> "jti": "localhost:test/initialize_flow/rfc7523/puGJcUBxSe6HawwCxyDRukGM",<text:line-break/> "exp": 1756158978,<text:line-break/> "iat": 1756158078,<text:line-break/> "nonce": "_0IyVynIJWys3TI1qmiCtaJF70u6X9rpgCxD8WjpwnI",<text:line-break/> "scope": [<text:line-break/> "read:",<text:line-break/> "write:",<text:line-break/> "org.cilogon.userinfo",<text:line-break/> "openid",<text:line-break/><text:soft-page-break/> "profile",<text:line-break/> "email"<text:line-break/> <text:s/>]<text:line-break/>}</text:p>
      <text:p text:style-name="P14"/>
      <text:p text:style-name="Text_20_body"><text:span text:style-name="T55">The JTI is created/</text:span><text:span text:style-name="T57">managed</text:span><text:span text:style-name="T55"> by the client and should b</text:span><text:span text:style-name="T57">e</text:span><text:span text:style-name="T55"> unique so it can be used to track the flow.</text:span><text:line-break/><text:span text:style-name="T55">This</text:span><text:span text:style-name="T50"> yields an unsigned JWT </text:span><text:span text:style-name="T53">(the </text:span><text:span text:style-name="T49">assertion</text:span><text:span text:style-name="T53"> parameter) </text:span><text:span text:style-name="T50">:</text:span></text:p>
      <text:p text:style-name="P16"/>
      <text:p text:style-name="Preformatted_20_Text">eyJ0eXAiOiJKV1QiLCJhbGciOiJub25lIn0. ...</text:p>
      <text:p text:style-name="P16"/>
      <text:p text:style-name="Text_20_body">And the full request <text:span text:style-name="T53">(line breaks added) before encoding:</text:span></text:p>
      <text:p text:style-name="Preformatted_20_Text">https://localhost:9443/oauth2/token?</text:p>
      <text:p text:style-name="Preformatted_20_Text">client_assertion_type=urn:ietf:params:oauth:client-assertion-type:jwt-bearer&amp;<text:line-break/>client_assertion=eyJraWQiOiI1NjMwNTRGRDlDMkU0MThBIiwi...&amp;<text:line-break/>grant_type=urn:ietf:params:oauth:grant-type:jwt-bearer&amp;<text:line-break/>assertion=eyJ0eXAiOiJKV1QiLCJhbGciOiJub25lI…</text:p>
      <text:p text:style-name="P35"><text:line-break/><text:line-break/><text:span text:style-name="T55">The typical response then is </text:span></text:p>
      <text:p text:style-name="P13"/>
      <text:p text:style-name="Preformatted_20_Text">{<text:line-break/> <text:s/>"access_token": "eyJraWQiOiIyOTc4RkY1NDhBNTVBNzM5N...,<text:line-break/> <text:s/>"refresh_token": "eyJ0eXAiOiJKV1QiLCJhbGciOiJub25lIn0….,<text:line-break/> <text:s/>"scope": "read:/home/<text:span text:style-name="T56">public/data/cern</text:span> write:/<text:span text:style-name="T56">home</text:span>/jeff/<text:span text:style-name="T56">grant_76536789/cern/data email profile org.cilogon.userinfo openid</text:span>",<text:line-break/> <text:s/>"refresh_token_lifetime": 3600,<text:line-break/> <text:s/>"id_token": "eyJraWQiOiIyOTc4RkY1NDhBNTVBNzM5NTAyRTNCQzY0QTU4RTJC...,<text:line-break/> <text:s/>"token_type": "Bearer",<text:line-break/> <text:s/>"expires_in": 900,<text:line-break/> <text:s/>"refresh_token_iat": 1756206421<text:line-break/>}</text:p>
      <text:p text:style-name="Preformatted_20_Text"/>
      <text:p text:style-name="Preformatted_20_Text"/>
      <text:p text:style-name="P18">In this case <text:span text:style-name="T56">the returned tokens and scopes simply follow the policy for the client. Remember that the scope is a blank delimited string.</text:span></text:p>
      <text:p text:style-name="P18"/>
      <text:h text:style-name="Heading_20_2" text:outline-level="2">Authorization Code Flow (RFC 6749, §4.1)</text:h>
      <text:p text:style-name="P2"><text:span text:style-name="T16"/></text:p>
      <text:p text:style-name="P3"><text:span text:style-name="T30">+----------+</text:span><text:span text:style-name="T29"><text:line-break/> | Resource |<text:line-break/> | <text:s text:c="2"/>Owner <text:s/>|<text:line-break/> | <text:s text:c="9"/>|<text:line-break/> +----------+<text:line-break/> ^<text:line-break/> |<text:line-break/> (B)<text:line-break/> +----|-----+ <text:s text:c="9"/>Client Identifier <text:s text:c="5"/>+---------------+<text:line-break/> | <text:s text:c="8"/>-+----(A)-- &amp; Redirection URI ----&gt;| <text:s text:c="14"/>|<text:line-break/> | <text:s/>User- <text:s text:c="2"/>| <text:s text:c="32"/>| Authorization | Fwd Token request +------+<text:line-break/> | <text:s/>Agent <text:s/>-+----(B)-- User authenticates ---&gt;| <text:s text:c="4"/>Server <text:s text:c="3"/>+-(E)--------------&gt;|OA4MP |<text:line-break/> | <text:s text:c="9"/>| <text:s text:c="32"/>| <text:s text:c="14"/>| Token response <text:s text:c="3"/>|Server|<text:line-break/> | <text:s text:c="8"/>-+----(C)-- Authorization Code ---&lt;| <text:s text:c="14"/>|&lt;(F)---------------+ <text:s text:c="5"/>|<text:line-break/> +-|----|---+ <text:s text:c="32"/>+---------------+ <text:s text:c="18"/>| <text:s text:c="5"/>|<text:line-break/> | <text:s text:c="3"/>| <text:s text:c="40"/>^ <text:s text:c="5"/>v <text:s text:c="25"/>| <text:s text:c="5"/>|<text:line-break/> (A) <text:s/>(C) <text:s text:c="38"/>| <text:s text:c="5"/>| <text:s text:c="25"/>+------+<text:line-break/> | <text:s text:c="3"/>| <text:s text:c="40"/>| <text:s text:c="5"/>|<text:line-break/> ^ <text:s text:c="3"/>v <text:s text:c="40"/>| <text:s text:c="5"/>|<text:line-break/> +---------+ <text:s text:c="35"/>| <text:s text:c="5"/>|<text:line-break/> | <text:s text:c="8"/>|&gt;---(D)-- Authorization Code -------' <text:s text:c="5"/>|<text:line-break/> | <text:s/>Client | <text:s text:c="9"/>&amp; Redirection URI <text:s text:c="15"/>|<text:line-break/></text:span><text:soft-page-break/><text:span text:style-name="T29"> | <text:s text:c="8"/>| <text:s text:c="42"/>|<text:line-break/> | <text:s text:c="8"/>|&lt;---(G)----- Fwd Access Token -------------'<text:line-break/> +---------+ <text:s text:c="6"/>(w/ Optional Refresh Token)<text:line-break/></text:span></text:p>
      <text:p text:style-name="P3"/>
      <text:p text:style-name="Text_20_body">We <text:span text:style-name="T32">follow the specification and reproduce their diagram with the addition of the OA4MP server. In that case, the only changes to the flow are from (E) onward. </text:span></text:p>
      <text:p text:style-name="P4">(E) <text:span text:style-name="T33">The AS authenticates the client etc., then constructs the signed RFC 7523 compliant token request for the OA4MP server.</text:span></text:p>
      <text:p text:style-name="P6">(F) The OA4MP server responds with the access token (may include refresh token).</text:p>
      <text:p text:style-name="P6">(G) The AS constructs the response from (F) and responds to the client.</text:p>
      <text:p text:style-name="P7"><text:span text:style-name="T33">Note that all subsequent requests for the issuer (refreshes, exchanges, token introspection etc., </text:span><text:span text:style-name="T3">except </text:span>the<text:span text:style-name="T3"> </text:span><text:span text:style-name="T8">user info call, which the AS must service since it has the information to do so) are simply forwarded on to the OA4MP server and the responses are forwarded back to the client.</text:span></text:p>
      <text:h text:style-name="Heading_20_2" text:outline-level="2">Device Code Flow (RFC 8628 §1)</text:h>
      <text:p text:style-name="Text_20_body"/>
      <text:p text:style-name="P15" loext:marker-style-name="T26"><text:span text:style-name="T28"><text:line-break/></text:span><text:span text:style-name="T31">+----------+ <text:s text:c="31"/>+----------------+<text:line-break/>| <text:s text:c="9"/>|&gt;---(A)-- Client Identifier ---&gt;| <text:s text:c="15"/>|<text:line-break/>| <text:s text:c="9"/>| <text:s text:c="31"/>| <text:s text:c="15"/>|<text:line-break/>| <text:s text:c="9"/>|&lt;---(B)-- Device Code, <text:s text:c="5"/>---&lt;| <text:s text:c="15"/>|<text:line-break/>| <text:s text:c="9"/>| <text:s text:c="9"/>User Code, <text:s text:c="11"/>| <text:s text:c="15"/>|<text:line-break/>| <text:s/>Device <text:s/>| <text:s text:c="9"/>&amp; Verification URI <text:s text:c="3"/>| <text:s text:c="15"/>|<text:line-break/>| <text:s/>Client <text:s/>| <text:s text:c="31"/>| <text:s text:c="15"/>|<text:line-break/>| <text:s text:c="9"/>| <text:s/>[polling] <text:s text:c="20"/>| <text:s text:c="15"/>|<text:line-break/>| <text:s text:c="9"/>|&gt;---(E)-- Device Code <text:s text:c="6"/>---&gt;| <text:s text:c="15"/>|<text:line-break/>| <text:s text:c="9"/>| <text:s text:c="9"/>&amp; Client Identifier <text:s text:c="2"/>| <text:s text:c="15"/>| <text:s text:c="15"/>+------+<text:line-break/>| <text:s text:c="9"/>| <text:s text:c="31"/>| <text:s/>Authorization | Fwd request <text:s text:c="3"/>|OA4MP |<text:line-break/>| <text:s text:c="9"/>|&lt;---(H)-- Access Token <text:s text:c="5"/>---&lt;| <text:s text:c="4"/>Server <text:s text:c="4"/>+--(F)----------&gt;|Server|<text:line-break/>+----------+ <text:s text:c="2"/>(&amp; Optional Refresh Token) <text:s text:c="2"/>| <text:s text:c="15"/>| Respone <text:s text:c="7"/>| <text:s text:c="5"/>|<text:line-break/> <text:s text:c="5"/>v <text:s text:c="36"/>| <text:s text:c="15"/>|&lt;-(G)-----------+ <text:s text:c="5"/>|<text:line-break/> <text:s text:c="5"/>: <text:s text:c="36"/>| <text:s text:c="15"/>| <text:s text:c="15"/>| <text:s text:c="5"/>|<text:line-break/> <text:s text:c="4"/>(C) User Code &amp; Verification URI <text:s text:c="6"/>| <text:s text:c="15"/>| <text:s text:c="15"/>+------+<text:line-break/> <text:s text:c="5"/>: <text:s text:c="36"/>| <text:s text:c="15"/>|<text:line-break/> <text:s text:c="5"/>v <text:s text:c="36"/>| <text:s text:c="15"/>|<text:line-break/>+----------+ <text:s text:c="31"/>| <text:s text:c="15"/>|<text:line-break/>| End User | <text:s text:c="31"/>| <text:s text:c="15"/>|<text:line-break/>| <text:s text:c="3"/>at <text:s text:c="3"/>|&lt;---(D)-- End user reviews <text:s/>---&gt;| <text:s text:c="15"/>|<text:line-break/>| <text:s/>Browser | <text:s text:c="9"/>authorization request | <text:s text:c="15"/>|<text:line-break/>+----------+ <text:s text:c="31"/>+----------------+<text:line-break/></text:span></text:p>
      <text:p text:style-name="P8">We <text:span text:style-name="T32">follow the specification and reproduce their diagram with the addition of the OA4MP server. In that case, the only changes to the flow are from (</text:span><text:span text:style-name="T34">F</text:span><text:span text:style-name="T32">) onward. </text:span></text:p>
      <text:p text:style-name="P9">(F) The authorization server validates the device code sent by the Device Client and creates a signed, RFFC 7523 compliant token request to the OA4MP server-oa2</text:p>
      <text:p text:style-name="P9">(G) The OA4MP server responds with an access token and possibly a refresh token, which is returned to the device client.</text:p>
      <text:p text:style-name="P8"><text:span text:style-name="T33">Note that all subsequent requests for the issuer (refreshes, exchanges, token introspection etc., </text:span><text:span text:style-name="T3">except </text:span>the<text:span text:style-name="T3"> </text:span><text:span text:style-name="T8">user info call, which the AS must service since it has the information to do so) are simply forwarded on to the OA4MP server and the responses are forwarded back to the client.</text:spa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06:23:52.029137951</meta:creation-date>
    <dc:date>2025-08-26T06:38:03.275582614</dc:date>
    <meta:editing-duration>P8DT4H44S</meta:editing-duration>
    <meta:editing-cycles>17</meta:editing-cycles>
    <meta:generator>LibreOffice/24.2.7.2$Linux_X86_64 LibreOffice_project/420$Build-2</meta:generator>
    <meta:document-statistic meta:table-count="0" meta:image-count="0" meta:object-count="0" meta:page-count="5" meta:paragraph-count="65" meta:word-count="1557" meta:character-count="11682" meta:non-whitespace-character-count="8556"/>
  </office:meta>
</office:document-meta>
</file>